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.959in" fo:margin-left="-0.0785in" fo:margin-top="0in" fo:margin-bottom="0in" table:align="left" style:writing-mode="lr-tb"/>
    </style:style>
    <style:style style:name="Table1.A" style:family="table-column">
      <style:table-column-properties style:column-width="2.95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681in" fo:padding-right="0.075in" fo:padding-top="0in" fo:padding-bottom="0in" fo:border="0.5pt solid #000001"/>
    </style:style>
    <style:style style:name="P1" style:family="paragraph" style:parent-style-name="Standard">
      <style:text-properties fo:font-size="11pt" officeooo:paragraph-rsid="001efc43" style:font-size-asian="11pt" style:font-size-complex="11pt"/>
    </style:style>
    <style:style style:name="P2" style:family="paragraph" style:parent-style-name="Standard">
      <style:text-properties fo:font-size="11pt" fo:language="en" fo:country="US" officeooo:paragraph-rsid="001efc43" style:font-size-asian="11pt" style:font-size-complex="11pt"/>
    </style:style>
    <style:style style:name="P3" style:family="paragraph" style:parent-style-name="Standard">
      <style:text-properties style:font-name="Calibri1" fo:font-size="11pt" fo:language="el" fo:country="GR" officeooo:rsid="0025d46f" officeooo:paragraph-rsid="001efc43" style:font-size-asian="9.60000038146973pt" style:font-size-complex="11pt"/>
    </style:style>
    <style:style style:name="P4" style:family="paragraph" style:parent-style-name="Text_20_body">
      <style:text-properties fo:font-size="16pt" officeooo:paragraph-rsid="001efc43" style:font-size-asian="16pt" style:font-size-complex="16pt"/>
    </style:style>
    <style:style style:name="P5" style:family="paragraph" style:parent-style-name="Heading_20_1">
      <style:text-properties fo:color="#ff3333" officeooo:paragraph-rsid="001efc43"/>
    </style:style>
    <style:style style:name="P6" style:family="paragraph" style:parent-style-name="Heading_20_1">
      <style:text-properties fo:color="#ff3333" officeooo:rsid="001efc43" officeooo:paragraph-rsid="001efc43"/>
    </style:style>
    <style:style style:name="P7" style:family="paragraph" style:parent-style-name="Heading_20_1">
      <style:text-properties officeooo:paragraph-rsid="001efc43"/>
    </style:style>
    <style:style style:name="P8" style:family="paragraph" style:parent-style-name="Title">
      <style:text-properties fo:font-size="16pt" officeooo:paragraph-rsid="001efc43" style:font-size-asian="16pt" style:font-size-complex="16pt"/>
    </style:style>
    <style:style style:name="T1" style:family="text">
      <style:text-properties fo:color="#ff3333" style:font-name="Calibri" fo:language="en" fo:country="US" officeooo:rsid="002528fc" style:font-name-complex="Calibri2"/>
    </style:style>
    <style:style style:name="T2" style:family="text">
      <style:text-properties fo:color="#ff3333" style:font-name="Calibri" fo:language="en" fo:country="US" officeooo:rsid="001efc43" style:font-name-complex="Calibri2"/>
    </style:style>
    <style:style style:name="T3" style:family="text">
      <style:text-properties fo:color="#ff3333" style:font-name="Calibri" fo:language="el" fo:country="GR" style:font-name-complex="Calibri2"/>
    </style:style>
    <style:style style:name="T4" style:family="text">
      <style:text-properties fo:color="#ff3333" style:font-name="Calibri" fo:language="el" fo:country="GR" officeooo:rsid="002528fc" style:font-name-complex="Calibri2"/>
    </style:style>
    <style:style style:name="T5" style:family="text">
      <style:text-properties fo:color="#ff3333" style:font-name="Calibri" style:font-name-complex="Calibri2"/>
    </style:style>
    <style:style style:name="T6" style:family="text">
      <style:text-properties fo:color="#ff3333" style:font-name="Calibri" officeooo:rsid="0023f96c" style:font-name-complex="Calibri2"/>
    </style:style>
    <style:style style:name="T7" style:family="text">
      <style:text-properties fo:color="#ff3333" style:font-name="Calibri" fo:font-size="12pt" officeooo:rsid="0023f96c" style:font-size-asian="12pt" style:font-name-complex="Calibri2" style:font-size-complex="12pt"/>
    </style:style>
    <style:style style:name="T8" style:family="text">
      <style:text-properties fo:color="#ff3333" style:font-name="Calibri" fo:font-size="12pt" fo:language="el" fo:country="GR" officeooo:rsid="002528fc" style:font-size-asian="12pt" style:font-name-complex="Calibri2" style:font-size-complex="12p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/>
    </style:style>
    <style:style style:name="T11" style:family="text">
      <style:text-properties fo:language="el" fo:country="GR" fo:font-style="italic" style:font-style-asian="italic"/>
    </style:style>
    <style:style style:name="T12" style:family="text">
      <style:text-properties fo:language="el" fo:country="GR" fo:font-style="italic" officeooo:rsid="0012de1d" style:font-style-asian="italic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officeooo:rsid="005a1a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3</text:span><text:span text:style-name="T3">ή </text:span><text:span text:style-name="T5">Εργαστηριακή Άσκηση</text:span></text:p>
      <text:p text:style-name="P4"><text:span text:style-name="T5"/></text:p>
      <text:p text:style-name="P1">Ομάδα <text:span text:style-name="T9">LAB41538988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1">ΧΡΗΣΤΟΣ ΖΗΣΚΑΣ </text:span><text:span text:style-name="T10"><text:s/>AM </text:span><text:span text:style-name="T11">2014030191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1">ΜΑΝΩΛΗΣ ΠΕΤΡΑΚΟΣ </text:span><text:span text:style-name="T10">AM </text:span><text:span text:style-name="T11">2014030</text:span><text:span text:style-name="T12">009</text:span></text:p>
          </table:table-cell>
        </table:table-row>
      </table:table>
      <text:h text:style-name="P7" text:outline-level="1"><text:span text:style-name="T7">Σχηματικά διαγράμματα </text:span><text:span text:style-name="T8">και χρονισμοί</text:span></text:h>
      <text:p text:style-name="Standard"/>
      <text:p text:style-name="P3">Οι αλλαγές φαίνονται με κόκκινο χρώμα.</text:p>
      <text:p text:style-name="P3"/>
      <text:h text:style-name="Heading_20_1" text:outline-level="1">Περιγραφή αλλαγών</text:h>
      <text:h text:style-name="Heading_20_1" text:outline-level="1">Κυματομορφές</text:h>
      <text:h text:style-name="P5" text:outline-level="1"><text:span text:style-name="T14">Στρατηγική</text:span> και <text:span text:style-name="T14">αποτελέσματα</text:span> του ελέγχου</text:h>
      <text:h text:style-name="P6" text:outline-level="1">Σημειώσεις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family-generic="swiss" style:font-pitch="variable"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text-align="start" style:justify-single-word="false" fo:keep-together="always" fo:keep-with-next="always"/>
      <style:text-properties fo:color="#ff3333" style:font-name="Calibri1" fo:font-family="Calibri" style:font-family-generic="swiss" style:font-pitch="variable" fo:font-size="12pt" fo:language="el" fo:country="GR" fo:font-weight="bold" officeooo:rsid="00283d3a" style:font-name-asian="Times New Roman" style:font-family-asian="'Times New Roman'" style:font-family-generic-asian="system" style:font-pitch-asian="variable" style:font-size-asian="12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04:27.964000000</meta:creation-date>
    <dc:date>2018-12-12T16:10:39.846000000</dc:date>
    <meta:editing-duration>PT6M11S</meta:editing-duration>
    <meta:editing-cycles>2</meta:editing-cycles>
    <meta:generator>LibreOffice/6.1.3.2$Windows_X86_64 LibreOffice_project/86daf60bf00efa86ad547e59e09d6bb77c699acb</meta:generator>
    <meta:document-statistic meta:table-count="1" meta:image-count="0" meta:object-count="0" meta:page-count="1" meta:paragraph-count="10" meta:word-count="32" meta:character-count="249" meta:non-whitespace-character-count="226"/>
  </office:meta>
</office:document-meta>
</file>